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etaNormalLF-Roman" svg:font-family="MetaNormalLF-Roman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UJ05-XML_5f_2011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8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fo:border="0.06pt solid #000000" fo:padding="0.049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 fo:hyphenate="tru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5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1_JJ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14" table:default-cell-style-name="ce10"/>
        <table:table-column table:style-name="co3" table:number-columns-repeated="242" table:default-cell-style-name="ce10"/>
        <table:table-column table:style-name="co3" table:number-columns-repeated="767" table:default-cell-style-name="ce15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11" table:number-columns-repeated="12"/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11</text:p>
          </table:table-cell>
          <table:table-cell table:style-name="ce12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12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</text:p>
          </table:table-cell>
          <table:table-cell table:style-name="ce12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12" table:number-columns-repeated="13"/>
          <table:table-cell table:style-name="ce11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43" calcext:value-type="float">
            <text:p>243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35" calcext:value-type="float">
            <text:p>73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Getöteten – </text:span>Außerhalb von Ortschaften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52" calcext:value-type="float">
            <text:p>95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785" calcext:value-type="float">
            <text:p>7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63" calcext:value-type="float">
            <text:p>126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77" calcext:value-type="float">
            <text:p>3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4" calcext:value-type="float">
            <text:p>64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Getöteten –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766" calcext:value-type="float">
            <text:p>7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195" calcext:value-type="float">
            <text:p>119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1114" calcext:value-type="float">
            <text:p>111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98" calcext:value-type="float">
            <text:p>199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1" calcext:value-type="float">
            <text:p>2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8" calcext:value-type="float">
            <text:p>118</text:p>
          </table:table-cell>
          <table:table-cell table:style-name="ce14" office:value-type="float" office:value="418" calcext:value-type="float">
            <text:p>4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59" calcext:value-type="float">
            <text:p>85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3" calcext:value-type="float">
            <text:p>13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03" calcext:value-type="float">
            <text:p>3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3048" calcext:value-type="float">
            <text:p>3048</text:p>
          </table:table-cell>
          <table:table-cell table:style-name="ce14" office:value-type="float" office:value="3060" calcext:value-type="float">
            <text:p>3060</text:p>
          </table:table-cell>
          <table:table-cell table:style-name="ce14" office:value-type="float" office:value="7717" calcext:value-type="float">
            <text:p>7717</text:p>
          </table:table-cell>
          <table:table-cell table:style-name="ce14" office:value-type="float" office:value="487" calcext:value-type="float">
            <text:p>487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0677" calcext:value-type="float">
            <text:p>10677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5835" calcext:value-type="float">
            <text:p>2583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4248" calcext:value-type="float">
            <text:p>4248</text:p>
          </table:table-cell>
          <table:table-cell table:style-name="ce14" office:value-type="float" office:value="3551" calcext:value-type="float">
            <text:p>3551</text:p>
          </table:table-cell>
          <table:table-cell table:style-name="ce14" office:value-type="float" office:value="116953" calcext:value-type="float">
            <text:p>116953</text:p>
          </table:table-cell>
          <table:table-cell table:style-name="ce14" office:value-type="float" office:value="1324" calcext:value-type="float">
            <text:p>1324</text:p>
          </table:table-cell>
          <table:table-cell table:style-name="ce14" office:value-type="float" office:value="9156" calcext:value-type="float">
            <text:p>9156</text:p>
          </table:table-cell>
          <table:table-cell table:style-name="ce14" office:value-type="float" office:value="979" calcext:value-type="float">
            <text:p>979</text:p>
          </table:table-cell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18879" calcext:value-type="float">
            <text:p>18879</text:p>
          </table:table-cell>
          <table:table-cell table:style-name="ce14" office:value-type="float" office:value="2450" calcext:value-type="float">
            <text:p>2450</text:p>
          </table:table-cell>
          <table:table-cell table:style-name="ce14" office:value-type="float" office:value="8296" calcext:value-type="float">
            <text:p>8296</text:p>
          </table:table-cell>
          <table:table-cell table:style-name="ce14" office:value-type="float" office:value="586" calcext:value-type="float">
            <text:p>586</text:p>
          </table:table-cell>
          <table:table-cell table:style-name="ce14" office:value-type="float" office:value="167044" calcext:value-type="float">
            <text:p>16704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339" calcext:value-type="float">
            <text:p>6339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5" calcext:value-type="float">
            <text:p>45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642" calcext:value-type="float">
            <text:p>764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8392" calcext:value-type="float">
            <text:p>839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82" calcext:value-type="float">
            <text:p>58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0130" calcext:value-type="float">
            <text:p>1013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3215" calcext:value-type="float">
            <text:p>3215</text:p>
          </table:table-cell>
          <table:table-cell table:style-name="ce14" office:value-type="float" office:value="2697" calcext:value-type="float">
            <text:p>2697</text:p>
          </table:table-cell>
          <table:table-cell table:style-name="ce14" office:value-type="float" office:value="48620" calcext:value-type="float">
            <text:p>48620</text:p>
          </table:table-cell>
          <table:table-cell table:style-name="ce14" office:value-type="float" office:value="417" calcext:value-type="float">
            <text:p>417</text:p>
          </table:table-cell>
          <table:table-cell table:style-name="ce14" office:value-type="float" office:value="3889" calcext:value-type="float">
            <text:p>3889</text:p>
          </table:table-cell>
          <table:table-cell table:style-name="ce14" office:value-type="float" office:value="559" calcext:value-type="float">
            <text:p>559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535" calcext:value-type="float">
            <text:p>10535</text:p>
          </table:table-cell>
          <table:table-cell table:style-name="ce14" office:value-type="float" office:value="606" calcext:value-type="float">
            <text:p>606</text:p>
          </table:table-cell>
          <table:table-cell table:style-name="ce14" office:value-type="float" office:value="5420" calcext:value-type="float">
            <text:p>5420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76293" calcext:value-type="float">
            <text:p>7629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647" calcext:value-type="float">
            <text:p>164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376" calcext:value-type="float">
            <text:p>376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678" calcext:value-type="float">
            <text:p>26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2202" calcext:value-type="float">
            <text:p>220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73" calcext:value-type="float">
            <text:p>573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823" calcext:value-type="float">
            <text:p>38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32182" calcext:value-type="float">
            <text:p>32182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388" calcext:value-type="float">
            <text:p>2388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4405" calcext:value-type="float">
            <text:p>4405</text:p>
          </table:table-cell>
          <table:table-cell table:style-name="ce14" office:value-type="float" office:value="636" calcext:value-type="float">
            <text:p>636</text:p>
          </table:table-cell>
          <table:table-cell table:style-name="ce14" office:value-type="float" office:value="1456" calcext:value-type="float">
            <text:p>1456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42465" calcext:value-type="float">
            <text:p>4246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160" calcext:value-type="float">
            <text:p>116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77" calcext:value-type="float">
            <text:p>37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126" calcext:value-type="float">
            <text:p>21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15694" calcext:value-type="float">
            <text:p>15694</text:p>
          </table:table-cell>
          <table:table-cell table:style-name="ce14" office:value-type="float" office:value="397" calcext:value-type="float">
            <text:p>397</text:p>
          </table:table-cell>
          <table:table-cell table:style-name="ce14" office:value-type="float" office:value="1219" calcext:value-type="float">
            <text:p>1219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151" calcext:value-type="float">
            <text:p>2151</text:p>
          </table:table-cell>
          <table:table-cell table:style-name="ce14" office:value-type="float" office:value="666" calcext:value-type="float">
            <text:p>66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638" calcext:value-type="float">
            <text:p>206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5" calcext:value-type="float">
            <text:p>415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Personenschaden – </text:span>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5057" calcext:value-type="float">
            <text:p>5057</text:p>
          </table:table-cell>
          <table:table-cell table:style-name="ce14" office:value-type="float" office:value="23537" calcext:value-type="float">
            <text:p>23537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15" calcext:value-type="float">
            <text:p>1215</text:p>
          </table:table-cell>
          <table:table-cell table:style-name="ce14" office:value-type="float" office:value="428" calcext:value-type="float">
            <text:p>42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162" calcext:value-type="float">
            <text:p>2162</text:p>
          </table:table-cell>
          <table:table-cell table:style-name="ce14" office:value-type="float" office:value="242" calcext:value-type="float">
            <text:p>24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3824" calcext:value-type="float">
            <text:p>3382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669" calcext:value-type="float">
            <text:p>669</text:p>
          </table:table-cell>
          <table:table-cell table:style-name="ce14" office:value-type="float" office:value="2375" calcext:value-type="float">
            <text:p>2375</text:p>
          </table:table-cell>
          <table:table-cell table:style-name="ce14" office:value-type="float" office:value="37480" calcext:value-type="float">
            <text:p>37480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047" calcext:value-type="float">
            <text:p>4047</text:p>
          </table:table-cell>
          <table:table-cell table:style-name="ce14" office:value-type="float" office:value="1396" calcext:value-type="float">
            <text:p>1396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868" calcext:value-type="float">
            <text:p>868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50439" calcext:value-type="float">
            <text:p>5043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34" calcext:value-type="float">
            <text:p>93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4" calcext:value-type="float">
            <text:p>11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20" calcext:value-type="float">
            <text:p>12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2" calcext:value-type="float">
            <text:p>312</text:p>
          </table:table-cell>
          <table:table-cell table:style-name="ce14" office:value-type="float" office:value="2798" calcext:value-type="float">
            <text:p>279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841" calcext:value-type="float">
            <text:p>384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1649" calcext:value-type="float">
            <text:p>1649</text:p>
          </table:table-cell>
          <table:table-cell table:style-name="ce14" office:value-type="float" office:value="26845" calcext:value-type="float">
            <text:p>26845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2608" calcext:value-type="float">
            <text:p>2608</text:p>
          </table:table-cell>
          <table:table-cell table:style-name="ce14" office:value-type="float" office:value="948" calcext:value-type="float">
            <text:p>948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872" calcext:value-type="float">
            <text:p>872</text:p>
          </table:table-cell>
          <table:table-cell table:style-name="ce14" office:value-type="float" office:value="471" calcext:value-type="float">
            <text:p>471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34785" calcext:value-type="float">
            <text:p>347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82" calcext:value-type="float">
            <text:p>28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62" calcext:value-type="float">
            <text:p>32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983" calcext:value-type="float">
            <text:p>98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02" calcext:value-type="float">
            <text:p>150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13" calcext:value-type="float">
            <text:p>4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2032" calcext:value-type="float">
            <text:p>2032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64" calcext:value-type="float">
            <text:p>664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3385" calcext:value-type="float">
            <text:p>33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93" calcext:value-type="float">
            <text:p>39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86" calcext:value-type="float">
            <text:p>68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45" calcext:value-type="float">
            <text:p>10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6" calcext:value-type="float">
            <text:p>106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3975" calcext:value-type="float">
            <text:p>3975</text:p>
          </table:table-cell>
          <table:table-cell table:style-name="ce14" office:value-type="float" office:value="8117" calcext:value-type="float">
            <text:p>8117</text:p>
          </table:table-cell>
          <table:table-cell table:style-name="ce14" office:value-type="float" office:value="31254" calcext:value-type="float">
            <text:p>31254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1506" calcext:value-type="float">
            <text:p>1506</text:p>
          </table:table-cell>
          <table:table-cell table:style-name="ce14" office:value-type="float" office:value="482" calcext:value-type="float">
            <text:p>482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2839" calcext:value-type="float">
            <text:p>12839</text:p>
          </table:table-cell>
          <table:table-cell table:style-name="ce14" office:value-type="float" office:value="622" calcext:value-type="float">
            <text:p>6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9659" calcext:value-type="float">
            <text:p>5965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4917" calcext:value-type="float">
            <text:p>4917</text:p>
          </table:table-cell>
          <table:table-cell table:style-name="ce14" office:value-type="float" office:value="5926" calcext:value-type="float">
            <text:p>5926</text:p>
          </table:table-cell>
          <table:table-cell table:style-name="ce14" office:value-type="float" office:value="154433" calcext:value-type="float">
            <text:p>154433</text:p>
          </table:table-cell>
          <table:table-cell table:style-name="ce14" office:value-type="float" office:value="1517" calcext:value-type="float">
            <text:p>1517</text:p>
          </table:table-cell>
          <table:table-cell table:style-name="ce14" office:value-type="float" office:value="13203" calcext:value-type="float">
            <text:p>13203</text:p>
          </table:table-cell>
          <table:table-cell table:style-name="ce14" office:value-type="float" office:value="2375" calcext:value-type="float">
            <text:p>2375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20797" calcext:value-type="float">
            <text:p>20797</text:p>
          </table:table-cell>
          <table:table-cell table:style-name="ce14" office:value-type="float" office:value="3318" calcext:value-type="float">
            <text:p>3318</text:p>
          </table:table-cell>
          <table:table-cell table:style-name="ce14" office:value-type="float" office:value="8864" calcext:value-type="float">
            <text:p>8864</text:p>
          </table:table-cell>
          <table:table-cell table:style-name="ce14" office:value-type="float" office:value="761" calcext:value-type="float">
            <text:p>761</text:p>
          </table:table-cell>
          <table:table-cell table:style-name="ce14" office:value-type="float" office:value="217483" calcext:value-type="float">
            <text:p>21748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273" calcext:value-type="float">
            <text:p>7273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862" calcext:value-type="float">
            <text:p>88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11190" calcext:value-type="float">
            <text:p>1119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97" calcext:value-type="float">
            <text:p>797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19" calcext:value-type="float">
            <text:p>419</text:p>
          </table:table-cell>
          <table:table-cell table:style-name="ce14" office:value-type="float" office:value="321" calcext:value-type="float">
            <text:p>321</text:p>
          </table:table-cell>
          <table:table-cell table:style-name="ce14" office:value-type="float" office:value="246" calcext:value-type="float">
            <text:p>246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3971" calcext:value-type="float">
            <text:p>1397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3654" calcext:value-type="float">
            <text:p>3654</text:p>
          </table:table-cell>
          <table:table-cell table:style-name="ce14" office:value-type="float" office:value="4346" calcext:value-type="float">
            <text:p>4346</text:p>
          </table:table-cell>
          <table:table-cell table:style-name="ce14" office:value-type="float" office:value="75465" calcext:value-type="float">
            <text:p>75465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6497" calcext:value-type="float">
            <text:p>6497</text:p>
          </table:table-cell>
          <table:table-cell table:style-name="ce14" office:value-type="float" office:value="1507" calcext:value-type="float">
            <text:p>1507</text:p>
          </table:table-cell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1407" calcext:value-type="float">
            <text:p>11407</text:p>
          </table:table-cell>
          <table:table-cell table:style-name="ce14" office:value-type="float" office:value="1077" calcext:value-type="float">
            <text:p>1077</text:p>
          </table:table-cell>
          <table:table-cell table:style-name="ce14" office:value-type="float" office:value="5780" calcext:value-type="float">
            <text:p>578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1078" calcext:value-type="float">
            <text:p>1110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835" calcext:value-type="float">
            <text:p>183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2960" calcext:value-type="float">
            <text:p>296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331" calcext:value-type="float">
            <text:p>331</text:p>
          </table:table-cell>
          <table:table-cell table:style-name="ce14" office:value-type="float" office:value="4466" calcext:value-type="float">
            <text:p>446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25" calcext:value-type="float">
            <text:p>725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085" calcext:value-type="float">
            <text:p>70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97" calcext:value-type="float">
            <text:p>129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1" calcext:value-type="float">
            <text:p>200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378" calcext:value-type="float">
            <text:p>37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6" calcext:value-type="float">
            <text:p>56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34214" calcext:value-type="float">
            <text:p>34214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595" calcext:value-type="float">
            <text:p>2595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069" calcext:value-type="float">
            <text:p>5069</text:p>
          </table:table-cell>
          <table:table-cell table:style-name="ce14" office:value-type="float" office:value="703" calcext:value-type="float">
            <text:p>703</text:p>
          </table:table-cell>
          <table:table-cell table:style-name="ce14" office:value-type="float" office:value="1568" calcext:value-type="float">
            <text:p>1568</text:p>
          </table:table-cell>
          <table:table-cell table:style-name="ce14" office:value-type="float" office:value="453" calcext:value-type="float">
            <text:p>453</text:p>
          </table:table-cell>
          <table:table-cell table:style-name="ce14" office:value-type="float" office:value="45850" calcext:value-type="float">
            <text:p>458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436" calcext:value-type="float">
            <text:p>143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389" calcext:value-type="float">
            <text:p>38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519" calcext:value-type="float">
            <text:p>25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16380" calcext:value-type="float">
            <text:p>16380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289" calcext:value-type="float">
            <text:p>2289</text:p>
          </table:table-cell>
          <table:table-cell table:style-name="ce14" office:value-type="float" office:value="720" calcext:value-type="float">
            <text:p>72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1683" calcext:value-type="float">
            <text:p>2168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52" calcext:value-type="float">
            <text:p>25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21" calcext:value-type="float">
            <text:p>521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7257" calcext:value-type="float">
            <text:p>72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75" calcext:value-type="float">
            <text:p>275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710" calcext:value-type="float">
            <text:p>771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32194" calcext:value-type="float">
            <text:p>32194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2222" calcext:value-type="float">
            <text:p>2222</text:p>
          </table:table-cell>
          <table:table-cell table:style-name="ce14" office:value-type="float" office:value="314" calcext:value-type="float">
            <text:p>314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226" calcext:value-type="float">
            <text:p>122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36934" calcext:value-type="float">
            <text:p>3693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59" calcext:value-type="float">
            <text:p>25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394" calcext:value-type="float">
            <text:p>3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28250" calcext:value-type="float">
            <text:p>28250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1874" calcext:value-type="float">
            <text:p>1874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129" calcext:value-type="float">
            <text:p>1129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32406" calcext:value-type="float">
            <text:p>3240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329" calcext:value-type="float">
            <text:p>3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61" calcext:value-type="float">
            <text:p>36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973" calcext:value-type="float">
            <text:p>19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55" calcext:value-type="float">
            <text:p>225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95" calcext:value-type="float">
            <text:p>29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88" calcext:value-type="float">
            <text:p>58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34" calcext:value-type="float">
            <text:p>63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2281" calcext:value-type="float">
            <text:p>122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69" calcext:value-type="float">
            <text:p>769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3506" calcext:value-type="float">
            <text:p>1350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3103" calcext:value-type="float">
            <text:p>13103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562" calcext:value-type="float">
            <text:p>1562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office:value-type="float" office:value="156" calcext:value-type="float">
            <text:p>156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04" calcext:value-type="float">
            <text:p>904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671" calcext:value-type="float">
            <text:p>1667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0599" calcext:value-type="float">
            <text:p>1059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203" calcext:value-type="float">
            <text:p>1203</text:p>
          </table:table-cell>
          <table:table-cell table:style-name="ce14" office:value-type="float" office:value="421" calcext:value-type="float">
            <text:p>421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89" calcext:value-type="float">
            <text:p>78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456" calcext:value-type="float">
            <text:p>1345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19" calcext:value-type="float">
            <text:p>121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85" calcext:value-type="float">
            <text:p>15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70" calcext:value-type="float">
            <text:p>6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872" calcext:value-type="float">
            <text:p>87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9538" calcext:value-type="float">
            <text:p>1953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44" calcext:value-type="float">
            <text:p>1044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1216" calcext:value-type="float">
            <text:p>2121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272" calcext:value-type="float">
            <text:p>272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office:value-type="float" office:value="45297" calcext:value-type="float">
            <text:p>45297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3784" calcext:value-type="float">
            <text:p>3784</text:p>
          </table:table-cell>
          <table:table-cell table:style-name="ce14" office:value-type="float" office:value="886" calcext:value-type="float">
            <text:p>886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2130" calcext:value-type="float">
            <text:p>21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53605" calcext:value-type="float">
            <text:p>5360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72" calcext:value-type="float">
            <text:p>67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251" calcext:value-type="float">
            <text:p>251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38849" calcext:value-type="float">
            <text:p>38849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3077" calcext:value-type="float">
            <text:p>3077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5862" calcext:value-type="float">
            <text:p>458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18" calcext:value-type="float">
            <text:p>4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74" calcext:value-type="float">
            <text:p>47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192" calcext:value-type="float">
            <text:p>319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40" calcext:value-type="float">
            <text:p>38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21" calcext:value-type="float">
            <text:p>9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167" calcext:value-type="float">
            <text:p>116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8" calcext:value-type="float">
            <text:p>7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90" calcext:value-type="float">
            <text:p>79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- </text:span>Unfälle mit Getötet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98" calcext:value-type="float">
            <text:p>9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Unfälle mit Personenschaden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40" calcext:value-type="float">
            <text:p>440</text:p>
          </table:table-cell>
          <table:table-cell table:style-name="ce14" office:value-type="float" office:value="3687" calcext:value-type="float">
            <text:p>368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721" calcext:value-type="float">
            <text:p>472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6633" calcext:value-type="float">
            <text:p>6633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4" office:value-type="float" office:value="795" calcext:value-type="float">
            <text:p>7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029" calcext:value-type="float">
            <text:p>902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5152" calcext:value-type="float">
            <text:p>515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22" calcext:value-type="float">
            <text:p>722</text:p>
          </table:table-cell>
          <table:table-cell table:style-name="ce14" office:value-type="float" office:value="542" calcext:value-type="float">
            <text:p>5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750" calcext:value-type="float">
            <text:p>67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43" calcext:value-type="float">
            <text:p>64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04" calcext:value-type="float">
            <text:p>90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Schwerwiegende Unfälle mit Sachschaden (i.e.S.) </text:p>
          </table:table-cell>
          <table:table-cell table:style-name="ce13" office:value-type="string" calcext:value-type="string">
            <text:p>Mofa, Moped</text:p>
          </table:table-cell>
          <table:table-cell table:style-name="ce13" office:value-type="string" calcext:value-type="string">
            <text:p>Motorrad</text:p>
          </table:table-cell>
          <table:table-cell table:style-name="ce13" office:value-type="string" calcext:value-type="string">
            <text:p>Personenkraftwagen</text:p>
          </table:table-cell>
          <table:table-cell table:style-name="ce13" office:value-type="string" calcext:value-type="string">
            <text:p>Kraftomnibus, Obus</text:p>
          </table:table-cell>
          <table:table-cell table:style-name="ce13" office:value-type="string" calcext:value-type="string">
            <text:p>Liefer- und Lastkraftw.</text:p>
          </table:table-cell>
          <table:table-cell table:style-name="ce13" office:value-type="string" calcext:value-type="string">
            <text:p>Sattelschlepper</text:p>
          </table:table-cell>
          <table:table-cell table:style-name="ce13" office:value-type="string" calcext:value-type="string">
            <text:p>Landwirt. Zugmaschine</text:p>
          </table:table-cell>
          <table:table-cell table:style-name="ce13" office:value-type="string" calcext:value-type="string">
            <text:p>andere Zugmaschine</text:p>
          </table:table-cell>
          <table:table-cell table:style-name="ce13" office:value-type="string" calcext:value-type="string">
            <text:p>LKW mit Spezialaufbau</text:p>
          </table:table-cell>
          <table:table-cell table:style-name="ce13" office:value-type="string" calcext:value-type="string">
            <text:p>Fahrrad</text:p>
          </table:table-cell>
          <table:table-cell table:style-name="ce13" office:value-type="string" calcext:value-type="string">
            <text:p>anderes Fahrzeug</text:p>
          </table:table-cell>
          <table:table-cell table:style-name="ce13" office:value-type="string" calcext:value-type="string">
            <text:p>Fußgänger</text:p>
          </table:table-cell>
          <table:table-cell table:style-name="ce13" office:value-type="string" calcext:value-type="string">
            <text:p>sonstige Person</text:p>
          </table:table-cell>
          <table:table-cell table:style-name="ce13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914" calcext:value-type="float">
            <text:p>49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210" calcext:value-type="float">
            <text:p>2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535" calcext:value-type="float">
            <text:p>553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896" calcext:value-type="float">
            <text:p>28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float" office:value="369" calcext:value-type="float">
            <text:p>3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6" calcext:value-type="float">
            <text:p>4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338" calcext:value-type="float">
            <text:p>43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081" calcext:value-type="float">
            <text:p>20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274" calcext:value-type="float">
            <text:p>2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3" calcext:value-type="float">
            <text:p>413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3201" calcext:value-type="float">
            <text:p>320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17" calcext:value-type="float">
            <text:p>51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0" calcext:value-type="float">
            <text:p>39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1048321">
          <table:table-cell table:number-columns-repeated="1024"/>
        </table:table-row>
        <table:table-row table:style-name="ro4" table:number-rows-repeated="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MetaNormalLF-Roman" svg:font-family="MetaNormalLF-Roman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>
        <number:embedded-text number:position="3"> </number:embedded-text>
      </number:number>
    </number:number-style>
    <number:number-style style:name="N128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29P1" style:volatile="true">
      <number:text>-</number:text>
    </number:number-style>
    <number:number-style style:name="N129">
      <number:text/>
      <style:map style:condition="value()&gt;0" style:apply-style-name="N129P0"/>
      <style:map style:condition="value()=0" style:apply-style-name="N129P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decimal-places="0" number:min-integer-digits="1">
        <number:embedded-text number:position="3"> </number:embedded-text>
      </number:number>
    </number:number-style>
    <number:number-style style:name="N147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48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48P1" style:volatile="true">
      <number:text>–     </number:text>
    </number:number-style>
    <number:number-style style:name="N148">
      <number:text/>
      <style:map style:condition="value()&gt;0" style:apply-style-name="N148P0"/>
      <style:map style:condition="value()=0" style:apply-style-name="N148P1"/>
    </number:number-style>
    <number:number-style style:name="N14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49P1" style:volatile="true">
      <number:text>-</number:text>
    </number:number-style>
    <number:number-style style:name="N149">
      <number:text/>
      <style:map style:condition="value()&gt;0" style:apply-style-name="N149P0"/>
      <style:map style:condition="value()=0" style:apply-style-name="N149P1"/>
    </number:number-style>
    <number:number-style style:name="N150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0P1" style:volatile="true">
      <number:text>–</number:text>
    </number:number-style>
    <number:number-style style:name="N150">
      <number:text/>
      <style:map style:condition="value()&gt;0" style:apply-style-name="N150P0"/>
      <style:map style:condition="value()=0" style:apply-style-name="N150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1cm" fo:margin-right="1cm" style:first-page-number="continue" style:scale-to="90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1_5f_JJ" style:display-name="PageStyle_UJ05-XML_2011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05:04:21.257266159</dc:date>
    <meta:print-date>2012-06-06T14:05:49</meta:print-date>
    <meta:generator>LibreOffice/7.1.4.2$Linux_X86_64 LibreOffice_project/10$Build-2</meta:generator>
    <meta:editing-duration>PT19M6S</meta:editing-duration>
    <meta:editing-cycles>49</meta:editing-cycles>
    <meta:document-statistic meta:table-count="1" meta:cell-count="2885" meta:object-count="0"/>
  </office:meta>
</office:document-meta>
</file>